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4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46.53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Expositor</text:p>
          </table:table-cell>
          <table:table-cell table:style-name="ce2" office:value-type="string" calcext:value-type="string">
            <text:p>Posicao</text:p>
          </table:table-cell>
          <table:table-cell table:style-name="ce2" office:value-type="string" calcext:value-type="string">
            <text:p>Unidade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tro Quadrado</text:p>
          </table:table-cell>
          <table:table-cell table:style-name="ce6" office:value-type="string" calcext:value-type="string">
            <text:p>Pulpis Brown P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483" calcext:value-type="float">
            <text:p>106348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019" calcext:value-type="float">
            <text:p>10620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197" calcext:value-type="float">
            <text:p>106219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1361" calcext:value-type="float">
            <text:p>106136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etro Quadrado</text:p>
          </table:table-cell>
          <table:table-cell table:style-name="ce6" office:value-type="string" calcext:value-type="string">
            <text:p>Manila Cinza A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0572" calcext:value-type="float">
            <text:p>108057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3035" calcext:value-type="float">
            <text:p>104303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193" calcext:value-type="float">
            <text:p>106219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013" calcext:value-type="float">
            <text:p>10650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4183" calcext:value-type="float">
            <text:p>106418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0688" calcext:value-type="float">
            <text:p>104068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475" calcext:value-type="float">
            <text:p>106547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0380" calcext:value-type="float">
            <text:p>105038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7619" calcext:value-type="float">
            <text:p>10776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3124" calcext:value-type="float">
            <text:p>107312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6611" calcext:value-type="float">
            <text:p>108661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198" calcext:value-type="float">
            <text:p>106219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689" calcext:value-type="float">
            <text:p>106368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873" calcext:value-type="float">
            <text:p>10628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492" calcext:value-type="float">
            <text:p>106249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Bali Deco Camel Ext – H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0302" calcext:value-type="float">
            <text:p>106030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8143" calcext:value-type="float">
            <text:p>109814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1692" calcext:value-type="float">
            <text:p>109169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0969" calcext:value-type="float">
            <text:p>112096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37039" calcext:value-type="float">
            <text:p>103703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7947" calcext:value-type="float">
            <text:p>112794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001" calcext:value-type="float">
            <text:p>106500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480" calcext:value-type="float">
            <text:p>104848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1663" calcext:value-type="float">
            <text:p>105166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713" calcext:value-type="float">
            <text:p>10487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712" calcext:value-type="float">
            <text:p>104871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710" calcext:value-type="float">
            <text:p>104871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5685" calcext:value-type="float">
            <text:p>105568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float" office:value="1054855" calcext:value-type="float">
            <text:p>105485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1003" calcext:value-type="float">
            <text:p>106100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7982" calcext:value-type="float">
            <text:p>105798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482" calcext:value-type="float">
            <text:p>112648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1115" calcext:value-type="float">
            <text:p>108111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300" calcext:value-type="float">
            <text:p>106330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1822" calcext:value-type="float">
            <text:p>104182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0709" calcext:value-type="float">
            <text:p>104070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876" calcext:value-type="float">
            <text:p>106287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129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etro Quadrado</text:p>
          </table:table-cell>
          <table:table-cell table:style-name="ce6" office:value-type="string" calcext:value-type="string">
            <text:p>204133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740" calcext:value-type="float">
            <text:p>112674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359" calcext:value-type="float">
            <text:p>106235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115" calcext:value-type="float">
            <text:p>112911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0976" calcext:value-type="float">
            <text:p>110097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886" calcext:value-type="float">
            <text:p>111088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257" calcext:value-type="float">
            <text:p>111025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30175" calcext:value-type="float">
            <text:p>113017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30176" calcext:value-type="float">
            <text:p>113017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3889" calcext:value-type="float">
            <text:p>110388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282" calcext:value-type="float">
            <text:p>112628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5014" calcext:value-type="float">
            <text:p>109501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7960" calcext:value-type="float">
            <text:p>108796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4088" calcext:value-type="float">
            <text:p>111408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3977" calcext:value-type="float">
            <text:p>110397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5501" calcext:value-type="float">
            <text:p>110550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7796" calcext:value-type="float">
            <text:p>108779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5016" calcext:value-type="float">
            <text:p>109501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2482" calcext:value-type="float">
            <text:p>108248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07" calcext:value-type="float">
            <text:p>111670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05" calcext:value-type="float">
            <text:p>111670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4620" calcext:value-type="float">
            <text:p>11046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9453" calcext:value-type="float">
            <text:p>105945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22" calcext:value-type="float">
            <text:p>112262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609" calcext:value-type="float">
            <text:p>111060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9127" calcext:value-type="float">
            <text:p>111912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30" calcext:value-type="float">
            <text:p>112263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25" calcext:value-type="float">
            <text:p>112262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020" calcext:value-type="float">
            <text:p>10650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074" calcext:value-type="float">
            <text:p>106307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9273" calcext:value-type="float">
            <text:p>11092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395" calcext:value-type="float">
            <text:p>106539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4783" calcext:value-type="float">
            <text:p>109478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9452" calcext:value-type="float">
            <text:p>105945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13" calcext:value-type="float">
            <text:p>11167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11" calcext:value-type="float">
            <text:p>111671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8406" calcext:value-type="float">
            <text:p>109840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3645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7800" calcext:value-type="float">
            <text:p>112780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364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1013" calcext:value-type="float">
            <text:p>10810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831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0949" calcext:value-type="float">
            <text:p>108094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738" calcext:value-type="float">
            <text:p>112673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6192" calcext:value-type="float">
            <text:p>110619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2347" calcext:value-type="float">
            <text:p>111234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7744" calcext:value-type="float">
            <text:p>112774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2430" calcext:value-type="float">
            <text:p>109243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9409" calcext:value-type="float">
            <text:p>108940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979" calcext:value-type="float">
            <text:p>112997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8550" calcext:value-type="float">
            <text:p>112855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739" calcext:value-type="float">
            <text:p>112673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3994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7187" calcext:value-type="float">
            <text:p>109718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799" calcext:value-type="float">
            <text:p>111079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977" calcext:value-type="float">
            <text:p>112997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00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8534" calcext:value-type="float">
            <text:p>110853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8806" calcext:value-type="float">
            <text:p>112880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6062624" calcext:value-type="float">
            <text:p>60626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123" calcext:value-type="float">
            <text:p>112612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5372" calcext:value-type="float">
            <text:p>111537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4045" calcext:value-type="float">
            <text:p>111404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5046002" calcext:value-type="float">
            <text:p>50460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0789" calcext:value-type="float">
            <text:p>112078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7263" calcext:value-type="float">
            <text:p>106726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7819" calcext:value-type="float">
            <text:p>10978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7114" calcext:value-type="float">
            <text:p>105711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6837" calcext:value-type="float">
            <text:p>109683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5062565" calcext:value-type="float">
            <text:p>50625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5062564" calcext:value-type="float">
            <text:p>50625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060" calcext:value-type="float">
            <text:p>112906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Metro Quadrado</text:p>
          </table:table-cell>
          <table:table-cell table:style-name="ce3" office:value-type="float" office:value="5062567" calcext:value-type="float">
            <text:p>50625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Metro Quadrado</text:p>
          </table:table-cell>
          <table:table-cell table:style-name="ce3" office:value-type="float" office:value="5062583" calcext:value-type="float">
            <text:p>506258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Metro Quadrado</text:p>
          </table:table-cell>
          <table:table-cell table:style-name="ce3" office:value-type="float" office:value="5062584" calcext:value-type="float">
            <text:p>506258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5105" calcext:value-type="float">
            <text:p>107510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00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0947" calcext:value-type="float">
            <text:p>106094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Unitá Blank Leve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8764" calcext:value-type="float">
            <text:p>110876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1265" calcext:value-type="float">
            <text:p>108126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8573" calcext:value-type="float">
            <text:p>10785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1041" calcext:value-type="float">
            <text:p>109104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512" calcext:value-type="float">
            <text:p>111151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0602" calcext:value-type="float">
            <text:p>112060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217" calcext:value-type="float">
            <text:p>111121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213" calcext:value-type="float">
            <text:p>11112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5" calcext:value-type="float">
            <text:p>112979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4421" calcext:value-type="float">
            <text:p>11244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2" calcext:value-type="float">
            <text:p>112979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749" calcext:value-type="float">
            <text:p>111874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910" calcext:value-type="float">
            <text:p>112691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8" calcext:value-type="float">
            <text:p>112979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9" calcext:value-type="float">
            <text:p>112979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613" calcext:value-type="float">
            <text:p>11236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7" calcext:value-type="float">
            <text:p>112979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0409" calcext:value-type="float">
            <text:p>110040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4" calcext:value-type="float">
            <text:p>112979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37107" calcext:value-type="float">
            <text:p>113710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6" calcext:value-type="float">
            <text:p>112979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197" calcext:value-type="float">
            <text:p>111119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205" calcext:value-type="float">
            <text:p>111120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4393" calcext:value-type="float">
            <text:p>112439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06" calcext:value-type="float">
            <text:p>112260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6438" calcext:value-type="float">
            <text:p>108643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362" calcext:value-type="float">
            <text:p>112336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2608" calcext:value-type="float">
            <text:p>111260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806" calcext:value-type="float">
            <text:p>112380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310" calcext:value-type="float">
            <text:p>112331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3666" calcext:value-type="float">
            <text:p>111366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5247" calcext:value-type="float">
            <text:p>111524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9" calcext:value-type="float">
            <text:p>111817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673" calcext:value-type="float">
            <text:p>11106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1" calcext:value-type="float">
            <text:p>111817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2533" calcext:value-type="float">
            <text:p>111253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3" calcext:value-type="float">
            <text:p>11181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float" office:value="1111197" calcext:value-type="float">
            <text:p>111119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553" calcext:value-type="float">
            <text:p>111155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7" calcext:value-type="float">
            <text:p>111817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5" calcext:value-type="float">
            <text:p>111817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2" table:number-rows-repeated="9">
          <table:table-cell table:number-columns-repeated="3"/>
          <table:table-cell table:style-name="ce1"/>
          <table:table-cell table:number-columns-repeated="1020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50:24.7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5T16:54:32.080000000</dc:date>
    <meta:editing-duration>PT27M</meta:editing-duration>
    <meta:editing-cycles>10</meta:editing-cycles>
    <meta:document-statistic meta:table-count="1" meta:cell-count="840" meta:object-count="0"/>
  </office:meta>
</office:document-meta>
</file>